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cm" svg:height="4.9cm" svg:x="3.8cm" svg:y="2.8cm">
          <text:p text:style-name="P1">Rou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8cm" svg:height="5.9cm" svg:x="3.7cm" svg:y="8.6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4.1cm" svg:y="12.1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1.9cm" svg:x="4.1cm" svg:y="9.8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5.9cm" svg:x="10.4cm" svg:y="8.6cm">
          <text:p text:style-name="P1">Proces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5.9cm" svg:x="17.1cm" svg:y="8.6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1.9cm" svg:x="17.5cm" svg:y="12.1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7.5cm" svg:y="9.8cm">
          <text:p text:style-name="P1">Produc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045cm" svg:y1="10.747cm" svg:x2="4.1cm" svg:y2="10.75cm" draw:end-shape="id1" draw:end-glue-point="3" svg:d="M2045 10747l2055 3" svg:viewBox="0 0 2056 4">
          <text:p/>
        </draw:connector>
        <draw:connector draw:style-name="gr3" draw:text-style-name="P1" draw:layer="layout" draw:type="line" svg:x1="8.1cm" svg:y1="10.75cm" svg:x2="10.4cm" svg:y2="11.55cm" draw:start-shape="id1" draw:start-glue-point="1" draw:end-shape="id2" svg:d="M8100 10750l2300 800" svg:viewBox="0 0 2301 801">
          <text:p/>
        </draw:connector>
        <draw:connector draw:style-name="gr3" draw:text-style-name="P1" draw:layer="layout" draw:type="line" svg:x1="15.2cm" svg:y1="11.55cm" svg:x2="17.5cm" svg:y2="13.05cm" draw:start-shape="id2" draw:start-glue-point="1" draw:end-shape="id3" draw:end-glue-point="3" svg:d="M15200 11550l2300 1500" svg:viewBox="0 0 2301 1501">
          <text:p/>
        </draw:connector>
        <draw:connector draw:style-name="gr3" draw:text-style-name="P1" draw:layer="layout" draw:type="line" svg:x1="21.5cm" svg:y1="13.05cm" svg:x2="23.376cm" svg:y2="13.039cm" draw:start-shape="id3" draw:start-glue-point="1" svg:d="M21500 13050l1876-11" svg:viewBox="0 0 1877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9:33:16.957704647</meta:creation-date>
    <dc:date>2015-01-19T19:50:44.249808261</dc:date>
    <meta:editing-duration>PT2M17S</meta:editing-duration>
    <meta:editing-cycles>1</meta:editing-cycles>
    <meta:document-statistic meta:object-count="12"/>
    <meta:generator>LibreOffice/4.2.6.3$Linux_X86_64 LibreOffice_project/420m0$Build-3</meta:generator>
  </office:meta>
</office:document-meta>
</file>